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466cm" fo:widows="1" fo:text-indent="0cm" style:auto-text-indent="false"/>
    </style:style>
    <style:style style:name="P2" style:family="paragraph" style:parent-style-name="Standard">
      <style:paragraph-properties fo:margin-left="0cm" fo:margin-right="0cm" style:line-height-at-least="0.466cm" fo:widows="1" fo:text-indent="0cm" style:auto-text-indent="false"/>
      <style:text-properties style:font-name="Times New Roman" fo:font-size="12.5pt" style:text-underline-style="none" style:font-size-asian="12.5pt" style:font-size-complex="12.5pt"/>
    </style:style>
    <style:style style:name="P3" style:family="paragraph" style:parent-style-name="Standard">
      <style:paragraph-properties fo:margin-left="0cm" fo:margin-right="0cm" style:line-height-at-least="0.466cm" fo:widows="1" fo:text-indent="0cm" style:auto-text-indent="false"/>
      <style:text-properties style:font-name="Times New Roman" fo:font-size="12.5pt" style:font-size-asian="12.5pt" style:font-size-complex="12.5pt"/>
    </style:style>
    <style:style style:name="P4" style:family="paragraph" style:parent-style-name="Standard">
      <style:paragraph-properties fo:margin-left="0cm" fo:margin-right="0cm" style:line-height-at-least="0.466cm" fo:widows="1" fo:text-indent="0cm" style:auto-text-indent="false"/>
      <style:text-properties style:font-name="Times New Roman" fo:font-size="12.5pt" style:text-underline-style="solid" style:text-underline-width="auto" style:text-underline-color="font-color" style:font-size-asian="12.5pt" style:font-size-complex="12.5pt"/>
    </style:style>
    <style:style style:name="P5"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solid" style:text-underline-width="auto" style:text-underline-color="font-color" fo:font-weight="normal" style:font-size-asian="12.5pt" style:font-size-complex="12.5pt"/>
    </style:style>
    <style:style style:name="P6"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7"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fo:font-weight="normal" style:font-size-asian="12.5pt" style:font-weight-asian="normal" style:font-size-complex="12.5pt" style:font-weight-complex="normal"/>
    </style:style>
    <style:style style:name="P8"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none" fo:font-weight="normal" style:font-size-asian="12.5pt" style:font-weight-asian="normal" style:font-size-complex="12.5pt" style:font-weight-complex="normal"/>
    </style:style>
    <style:style style:name="P9" style:family="paragraph" style:parent-style-name="Standard">
      <style:paragraph-properties fo:margin-left="0cm" fo:margin-right="0cm" style:line-height-at-least="0.466cm" fo:widows="1" fo:text-indent="0cm" style:auto-text-indent="false"/>
      <style:text-properties fo:font-variant="normal" fo:text-transform="none" fo:color="#252525" style:font-name="sans-serif" fo:font-size="8.39999961853027pt" fo:letter-spacing="normal" fo:font-style="normal" fo:font-weight="normal"/>
    </style:style>
    <style:style style:name="P10"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fo:font-weight="normal" style:font-size-asian="12.5pt" style:font-size-complex="12.5pt"/>
    </style:style>
    <style:style style:name="P11"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size-complex="12.5pt"/>
    </style:style>
    <style:style style:name="P12"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13"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style-asian="normal" style:font-weight-asian="normal" style:font-size-complex="12.5pt" style:font-style-complex="normal" style:font-weight-complex="normal"/>
    </style:style>
    <style:style style:name="P14"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size-complex="12.5pt"/>
    </style:style>
    <style:style style:name="P15"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P16"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7" style:family="paragraph" style:parent-style-name="Standard">
      <style:paragraph-properties fo:margin-left="0cm" fo:margin-right="0cm" style:line-height-at-least="0.466cm" fo:widows="1" fo:text-indent="0cm" style:auto-text-indent="false"/>
      <style:text-properties fo:font-variant="normal" fo:text-transform="none" fo:color="#333333"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18" style:family="paragraph" style:parent-style-name="Standard">
      <style:paragraph-properties fo:margin-left="0cm" fo:margin-right="0cm" style:line-height-at-least="0.466cm" fo:widows="1" fo:text-indent="0cm" style:auto-text-indent="false"/>
      <style:text-properties style:use-window-font-color="true" style:font-name="Times New Roman" fo:font-size="12.5pt" style:font-size-asian="12.5pt" style:font-size-complex="12.5pt"/>
    </style:style>
    <style:style style:name="P19" style:family="paragraph" style:parent-style-name="Standard">
      <style:paragraph-properties fo:margin-left="0cm" fo:margin-right="0cm" style:line-height-at-least="0.466cm" fo:widows="1" fo:text-indent="0cm" style:auto-text-indent="false"/>
      <style:text-properties style:use-window-font-color="true" style:font-name="Times New Roman" fo:font-size="12.5pt" style:text-underline-style="solid" style:text-underline-width="auto" style:text-underline-color="font-color" style:font-size-asian="12.5pt" style:font-size-complex="12.5pt"/>
    </style:style>
    <style:style style:name="P20" style:family="paragraph" style:parent-style-name="Standard">
      <style:paragraph-properties fo:margin-left="0cm" fo:margin-right="0cm" style:line-height-at-least="0.466cm" fo:widows="1" fo:text-indent="0cm" style:auto-text-indent="false"/>
      <style:text-properties fo:font-style="normal" style:font-style-asian="normal" style:font-style-complex="normal"/>
    </style:style>
    <style:style style:name="P21" style:family="paragraph" style:parent-style-name="Heading_20_1">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22" style:family="paragraph" style:parent-style-name="Text_20_body">
      <style:paragraph-properties fo:margin-left="0cm" fo:margin-right="0cm" style:line-height-at-least="0.466cm" fo:widows="1" fo:text-indent="0cm" style:auto-text-indent="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P25"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26" style:family="paragraph" style:parent-style-name="Standard">
      <style:paragraph-properties fo:margin-left="0cm" fo:margin-right="0cm" style:line-height-at-least="0.466cm" fo:widows="1" fo:text-indent="0cm" style:auto-text-indent="false"/>
    </style:style>
    <style:style style:name="P2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style:font-name="Times New Roman" fo:font-size="12.5pt" fo:letter-spacing="normal" fo:font-style="normal" fo:font-weight="normal" style:font-size-asian="12.5pt" style:font-size-complex="12.5pt"/>
    </style:style>
    <style:style style:name="T3" style:family="text">
      <style:text-properties fo:font-variant="normal" fo:text-transform="none" fo:color="#252525" style:font-name="Times New Roman" fo:font-size="12.5pt" fo:letter-spacing="normal" fo:font-style="normal" fo:font-weight="normal" style:font-size-asian="12.5pt" style:font-weight-asian="normal" style:font-size-complex="12.5pt" style:font-weight-complex="normal"/>
    </style:style>
    <style:style style:name="T4" style:family="text">
      <style:text-properties fo:font-variant="normal" fo:text-transform="none" fo:color="#252525" style:font-name="Times New Roman" fo:font-size="12.5pt" fo:letter-spacing="normal" style:font-size-asian="12.5pt" style:font-size-complex="12.5pt"/>
    </style:style>
    <style:style style:name="T5" style:family="text">
      <style:text-properties fo:font-variant="normal" fo:text-transform="none" fo:color="#252525" style:font-name="Times New Roman" fo:font-size="12.5pt" fo:letter-spacing="normal" fo:font-weight="normal" style:font-size-asian="12.5pt" style:font-weight-asian="normal" style:font-size-complex="12.5pt" style:font-weight-complex="normal"/>
    </style:style>
    <style:style style:name="T6" style:family="text">
      <style:text-properties fo:font-variant="normal" fo:text-transform="none" fo:color="#0b0080" style:text-line-through-style="none" style:font-name="Times New Roman" fo:font-size="12.5pt" fo:letter-spacing="normal" fo:font-style="normal" style:text-underline-style="none" fo:font-weight="normal" style:text-blinking="false" style:font-size-asian="12.5pt" style:font-size-complex="12.5pt"/>
    </style:style>
    <style:style style:name="T7"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size-complex="12.5pt"/>
    </style:style>
    <style:style style:name="T8"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weight-asian="normal" style:font-size-complex="12.5pt" style:font-weight-complex="normal"/>
    </style:style>
    <style:style style:name="T9" style:family="text">
      <style:text-properties fo:font-variant="normal" fo:text-transform="none" style:use-window-font-color="true" style:font-name="Times New Roman" fo:font-size="12.5pt" fo:letter-spacing="normal" style:font-size-asian="12.5pt" style:font-size-complex="12.5pt"/>
    </style:style>
    <style:style style:name="T10" style:family="text">
      <style:text-properties fo:font-variant="normal" fo:text-transform="none" style:use-window-font-color="true" style:font-name="Times New Roman" fo:font-size="12.5pt" fo:letter-spacing="normal" fo:font-style="normal" fo:font-weight="normal" style:font-size-asian="12.5pt" style:font-size-complex="12.5pt"/>
    </style:style>
    <style:style style:name="T11" style:family="text">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T12" style:family="text">
      <style:text-properties fo:font-variant="normal" fo:text-transform="none" style:use-window-font-color="true"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T13" style:family="text">
      <style:text-properties fo:font-variant="normal" fo:text-transform="none" style:use-window-font-color="true" style:font-name="Times New Roman" fo:font-size="12.5pt" fo:letter-spacing="normal" fo:language="en" fo:country="none" style:text-underline-style="none" fo:font-weight="normal" style:font-size-asian="12.5pt" style:font-weight-asian="normal" style:font-size-complex="12.5pt" style:font-weight-complex="normal"/>
    </style:style>
    <style:style style:name="T14" style:family="text">
      <style:text-properties fo:font-variant="normal" fo:text-transform="none" style:use-window-font-color="true" style:font-name="Times New Roman" fo:font-size="12.5pt" fo:letter-spacing="normal" style:text-underline-style="none" fo:font-weight="normal" style:font-size-asian="12.5pt" style:font-weight-asian="normal" style:font-size-complex="12.5pt" style:font-weight-complex="normal"/>
    </style:style>
    <style:style style:name="T15" style:family="text">
      <style:text-properties fo:font-variant="normal" fo:text-transform="none" style:use-window-font-color="true" fo:letter-spacing="normal" fo:font-style="normal" fo:font-weight="normal"/>
    </style:style>
    <style:style style:name="T16" style:family="text">
      <style:text-properties style:font-name="Times New Roman" fo:font-size="12.5pt" style:font-size-asian="12.5pt" style:font-size-complex="12.5pt"/>
    </style:style>
    <style:style style:name="T17" style:family="text">
      <style:text-properties style:use-window-font-color="true"/>
    </style:style>
    <style:style style:name="T18" style:family="text">
      <style:text-properties style:use-window-font-color="true" style:font-name="Times New Roman" fo:font-size="12.5pt" style:font-size-asian="12.5pt" style:font-size-complex="12.5pt"/>
    </style:style>
    <style:style style:name="T19" style:family="text">
      <style:text-properties style:use-window-font-color="true" fo:font-weight="normal" style:font-weight-asian="normal" style:font-weight-complex="normal"/>
    </style:style>
    <style:style style:name="T20" style:family="text">
      <style:text-properties style:use-window-font-color="true" style:text-underline-style="solid" style:text-underline-width="auto" style:text-underline-color="font-color" fo:font-weight="normal" style:font-weight-asian="normal" style:font-weight-complex="normal"/>
    </style:style>
    <style:style style:name="T21" style:family="text">
      <style:text-properties style:use-window-font-color="true" style:text-underline-style="solid" style:text-underline-width="auto" style:text-underline-color="font-color" fo:font-weight="bold" style:font-weight-asian="normal" style:font-weight-complex="normal"/>
    </style:style>
    <style:style style:name="T22" style:family="text">
      <style:text-properties style:use-window-font-color="true" style:text-underline-style="none"/>
    </style:style>
    <style:style style:name="T23" style:family="text">
      <style:text-properties style:use-window-font-color="true" style:text-underline-style="none" fo:font-weight="normal" style:font-weight-asian="normal" style:font-weight-complex="normal"/>
    </style:style>
    <style:style style:name="T24" style:family="text">
      <style:text-properties style:use-window-font-color="true" style:text-underline-style="none" fo:font-weight="bold" style:font-weight-asian="normal" style:font-weight-complex="normal"/>
    </style:style>
    <style:style style:name="T25" style:family="text">
      <style:text-properties style:use-window-font-color="true" fo:language="en" fo:country="none" fo:font-style="italic" style:text-underline-style="none" fo:font-weight="normal" style:font-weight-asian="normal" style:font-weight-complex="normal"/>
    </style:style>
    <style:style style:name="T26" style:family="text">
      <style:text-properties style:use-window-font-color="true" fo:language="en" fo:country="none" style:text-underline-style="none" fo:font-weight="normal" style:font-weight-asian="normal" style:font-weight-complex="normal"/>
    </style:style>
    <style:style style:name="T27" style:family="text">
      <style:text-properties style:use-window-font-color="true" fo:font-style="italic" style:text-underline-style="solid" style:text-underline-width="auto" style:text-underline-color="font-color" fo:font-weight="normal" style:font-weight-asian="normal" style:font-weight-complex="normal"/>
    </style:style>
    <style:style style:name="T28" style:family="text">
      <style:text-properties style:use-window-font-color="true" fo:font-style="italic" fo:font-weight="normal" style:font-weight-asian="normal" style:font-weight-complex="normal"/>
    </style:style>
    <style:style style:name="T29" style:family="text">
      <style:text-properties style:use-window-font-color="true" fo:font-style="italic" style:text-underline-style="none"/>
    </style:style>
    <style:style style:name="T30" style:family="text">
      <style:text-properties style:use-window-font-color="true" fo:font-style="italic" style:text-underline-style="none" fo:font-weight="normal" style:font-weight-asian="normal" style:font-weight-complex="normal"/>
    </style:style>
    <style:style style:name="T31" style:family="text">
      <style:text-properties style:use-window-font-color="true" fo:font-weight="bol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égie publicitaire :</text:p>
      <text:p text:style-name="P9"/>
      <text:p text:style-name="P1"><text:span text:style-name="T2">Une </text:span><text:span text:style-name="T3">régie publicitaire</text:span><text:span text:style-name="T4"> </text:span><text:span text:style-name="T2">est une entreprise mettant en relation des </text:span><text:span text:style-name="T7">annonceurs</text:span><text:span text:style-name="T9"> </text:span><text:span text:style-name="T2">souhaitant diffuser des </text:span><text:span text:style-name="T7">publicités</text:span><text:span text:style-name="T4"> </text:span><text:span text:style-name="T2">et des entreprises de </text:span><text:span text:style-name="T7">média</text:span><text:span text:style-name="T4"> </text:span><text:span text:style-name="T10">qui so</text:span><text:span text:style-name="T2">uhaitent mettre à disposition des espaces publicitaires, valorisant ainsi leur </text:span><text:span text:style-name="T7">audience</text:span><text:span text:style-name="T2">. C'est un intermédiaire représentant les entreprises vendant des espaces publicitaires.</text:span><text:span text:style-name="T16"> </text:span></text:p>
      <text:p text:style-name="P3"/>
      <text:p text:style-name="P6">L’Interactive Advertising Bureau :</text:p>
      <text:p text:style-name="P7"/>
      <text:p text:style-name="P1"><text:span text:style-name="T3">L’Interactive Advertising Bureau</text:span><text:span text:style-name="T4"> </text:span><text:span text:style-name="T2">(ou </text:span><text:span text:style-name="T3">IAB</text:span><text:span text:style-name="T2">) est une organisation regroupant les acteurs de la publicité sur Internet et dont le but est de développer des n</text:span><text:span text:style-name="T7">ormes</text:span><text:span text:style-name="T2">, mener des recherches, et fournir un soutien juridique aux acteurs de l'industrie qu'elle représente.</text:span><text:span text:style-name="T16"> </text:span></text:p>
      <text:p text:style-name="P3"/>
      <text:p text:style-name="P4">Bloqueur de publicités :</text:p>
      <text:p text:style-name="P3"/>
      <text:p text:style-name="P1"><text:span text:style-name="T10">Un </text:span><text:span text:style-name="T8">bloqueur de publicités</text:span><text:span text:style-name="T9"> </text:span><text:span text:style-name="T10">est un </text:span><text:a xlink:type="simple" xlink:href="http://fr.wikipedia.org/wiki/Logiciel"><text:span text:style-name="T7">logiciel</text:span></text:a><text:span text:style-name="T9"> </text:span><text:span text:style-name="T10">qui permet de supprimer les </text:span><text:a xlink:type="simple" xlink:href="http://fr.wikipedia.org/wiki/Publicité_en_ligne"><text:span text:style-name="T7">publicités en ligne</text:span></text:a><text:span text:style-name="T9"> </text:span><text:span text:style-name="T10">lors de l'affichage de </text:span><text:a xlink:type="simple" xlink:href="http://fr.wikipedia.org/wiki/Page_web"><text:span text:style-name="T7">pages webs</text:span></text:a><text:span text:style-name="T9"> </text:span><text:span text:style-name="T10">dans un navigateur web .</text:span><text:span text:style-name="T18"> </text:span></text:p>
      <text:p text:style-name="P18"/>
      <text:p text:style-name="P19">Union des annonceurs :</text:p>
      <text:p text:style-name="P18"/>
      <text:p text:style-name="P1"><text:span text:style-name="T2">L'</text:span><text:span text:style-name="T3">Union des annonceurs</text:span><text:span text:style-name="T5"> </text:span><text:span text:style-name="T3">(UDA) </text:span><text:span text:style-name="T2">est une association réunissant et offrant des services aux </text:span><text:span text:style-name="T7">annonceurs</text:span><text:span text:style-name="T6"> </text:span><text:span text:style-name="T2">et autres acteurs de la communication</text:span><text:span text:style-name="T10">.</text:span></text:p>
      <text:p text:style-name="P10"/>
      <text:p text:style-name="P11">Cookies ou témoins de connexion :</text:p>
      <text:p text:style-name="P11"/>
      <text:p text:style-name="P2"><text:span text:style-name="T1">Le cookie est l'équivalent d'un petit fichier texte stocké sur le terminal de l'internaute. Ils permettent aux développeurs de sites internet de conserver des données utilisateur afin de faciliter leur navigation et de permettre certaines fonctionnalités. Les cookies ont toujours été plus ou moins controversés car ils contiennent des informations personnelles résiduelles pouvant potentiellement être exploitées par des tiers.</text:span><text:span text:style-name="T15"> </text:span></text:p>
      <text:p text:style-name="P14"/>
      <text:p text:style-name="P11">G29 :</text:p>
      <text:p text:style-name="P12"/>
      <text:p text:style-name="P8">Le G29 (Groupe de travail Article 29 sur la protection des données) est un organe consultatif indépendant sur la protection des données et de la vie privée.</text:p>
      <text:p text:style-name="P8"/>
      <text:p text:style-name="P6">CNIL ( Commission Nationale de l'Informatique et des libertés) :</text:p>
      <text:p text:style-name="P15"/>
      <text:p text:style-name="P1"><text:span text:style-name="T11">La Commission nationale de l'informatique et des libertés (CNIL) est une autorité administrative indépendante française. La CNIL est chargée de veiller à ce que l’informatique soit au service du citoyen et qu’elle ne porte atteinte ni à l’identité humaine, ni aux droits de l’homme, ni à la </text:span><text:span text:style-name="T8">vie privée</text:span><text:span text:style-name="T11">, ni aux libertés individuelles ou publiques.</text:span></text:p>
      <text:p text:style-name="P12"/>
      <text:p text:style-name="P17">Network Advertising Initiative :</text:p>
      <text:p text:style-name="P15"/>
      <text:p text:style-name="P15">Il s'agit d'une organisation à but non lucratif qui est aussi une association autorégulatrice se dédiant à la collection des données sur Internet et dont l'utilité se destine pour la publicité numérique.</text:p>
      <text:p text:style-name="P15"/>
      <text:p text:style-name="P15"/>
      <text:p text:style-name="P15"><text:soft-page-break/></text:p>
      <text:h text:style-name="P21" text:outline-level="1">Ministère de l'Economie, de l'Industrie et du Numérique :</text:h>
      <text:p text:style-name="P15"/>
      <text:p text:style-name="P15">Le ministère de l'Economie, de l’Industrie et du Numérique prépare et met en œuvre la politique du Gouvernement en matière économique ainsi qu'en matière d'industrie, de services, de petites et moyennes entreprises, d'artisanat, de commerce, de postes et communications électroniques, de suivi et de soutien des activités touristiques, d'économie numérique et d'innovation. </text:p>
      <text:p text:style-name="P15"/>
      <text:p text:style-name="P12">Fournisseurs de services d'applications :</text:p>
      <text:p text:style-name="P12"/>
      <text:p text:style-name="P15">Un fournisseur de services d'applications ou fournisseur d'applications en ligne est une entreprise qui fournit des logiciels ou des services informatiques à ses clients au travers d'un réseau (Internet en général). </text:p>
      <text:p text:style-name="P15"/>
      <text:p text:style-name="P12">Publicités ciblées :</text:p>
      <text:p text:style-name="P12"/>
      <text:p text:style-name="P1"><text:span text:style-name="T11">Le ciblage comportemental est une technique de ciblage qui consiste à personnaliser les contenus comme les publicités, en fonction du comportement des internautes et de l'identification de leurs centres d'intérêt. </text:span></text:p>
      <text:p text:style-name="P15"/>
      <text:p text:style-name="P12">Annonceur :</text:p>
      <text:p text:style-name="P15"/>
      <text:p text:style-name="P1"><text:span text:style-name="T11">Dans le monde de la communication et des médias, un </text:span><text:span text:style-name="T11">annonceur est une entreprise qui investit en vue de se faire connaître. </text:span></text:p>
      <text:p text:style-name="P15">L'annonceur est un professionnel qui est responsable d'une marque ou d'un produit. Il se charge d'établir une campagne publicitaire en la commanditant, en choisissant une agence de publicité et en confiant à un chef de produit le soin de suivre l'évolution de cette campagne. </text:p>
      <text:p text:style-name="P15"/>
      <text:p text:style-name="P12">HTML :</text:p>
      <text:p text:style-name="P15"/>
      <text:p text:style-name="P20"><text:span text:style-name="T14">L’</text:span><text:span text:style-name="T13">Hypertext Markup Language</text:span><text:span text:style-name="T14">, généralement abrégé HTML, est le format de données conçu pour représenter les pages web. </text:span></text:p>
      <text:p text:style-name="P13"/>
      <text:p text:style-name="P13">Sociétés de l'Internet :</text:p>
      <text:p text:style-name="P13"/>
      <text:p text:style-name="P16">Il s'agit d'entreprises influentes dans le monde du numérique ( GAFA : Google, Amazon, Facebook, Apple). Ce sont sur leurs sites et dérivés que les internautes vont pouvoir visualiser des publicités.</text:p>
      <text:p text:style-name="P16"/>
      <text:p text:style-name="P13">Entreprises publicitaires :</text:p>
      <text:p text:style-name="P13"/>
      <text:p text:style-name="P22"><text:span text:style-name="T12">Une entreprise publicitaire est une une société spécialisée dans le domaine de la publicité. Elle permet </text:span>d'accompagner l'annonceur dans sa campagne publicitaire, de le conseiller et de l' aider à concevoir le dispositif publicitaire adapté à son enseigne. </text:p>
      <text:p text:style-name="Text_20_body"/>
      <text:p text:style-name="Text_20_body"/>
      <text:p text:style-name="P23">Sécurité de l'Internet (ANSSI) :</text:p>
      <text:p text:style-name="P27"><text:soft-page-break/>L'Agence nationale de la sécurité des systèmes d'information (ANSSI) est un service français dont le but est d'assurer la mission d'autorité nationale en matière de sécurité des systèmes d'information.Elle est chargée de proposer les règles à appliquer pour la protection des systèmes d’information de l'État et de vérifier l'application des mesures adoptées.</text:p>
      <text:p text:style-name="P23"/>
      <text:p text:style-name="P13">L'Union Européenne (UE) :</text:p>
      <text:p text:style-name="P13"/>
      <text:p text:style-name="P16">Il s'agit d'une association politico-économique regroupant vingt-huit Etats européens.</text:p>
      <text:p text:style-name="P16"/>
      <text:p text:style-name="P13">Interfaces du site web :</text:p>
      <text:p text:style-name="P13"/>
      <text:p text:style-name="P16">Ce n'est pas le site en lui-même mais les endroits de la page web où on va être disposés les publicités.</text:p>
      <text:p text:style-name="P16"/>
      <text:p text:style-name="P13">Donnée personnelle :</text:p>
      <text:p text:style-name="P13"/>
      <text:p text:style-name="P1"><text:span text:style-name="Strong_20_Emphasis"><text:span text:style-name="T12">Art. 2 de la loi "Informatique et libertés" : « </text:span></text:span><text:span text:style-name="Strong_20_Emphasis"><text:span text:style-name="T19">Constitue une donnée à caractère personnel toute information relative à une personne physique identifiée ou qui peut être identifiée, directement ou indirectement »</text:span></text:span></text:p>
      <text:p text:style-name="P1"><text:span text:style-name="Strong_20_Emphasis"><text:span text:style-name="T19"/></text:span></text:p>
      <text:p text:style-name="P1"><text:span text:style-name="Strong_20_Emphasis"><text:span text:style-name="T20">Internautes :</text:span></text:span></text:p>
      <text:p text:style-name="P1"><text:span text:style-name="Strong_20_Emphasis"><text:span text:style-name="T20"/></text:span></text:p>
      <text:p text:style-name="P1"><text:span text:style-name="Strong_20_Emphasis"><text:span text:style-name="T23">Un </text:span></text:span><text:span text:style-name="Strong_20_Emphasis"><text:span text:style-name="T23">internaute est un utilisateur du réseau Internet. C'est la personne à qui s'adresse les publicités ciblées lorsqu'il navigue sur le web.</text:span></text:span></text:p>
      <text:p text:style-name="P1"><text:span text:style-name="Strong_20_Emphasis"><text:span text:style-name="T20"/></text:span></text:p>
      <text:p text:style-name="P1"><text:span text:style-name="Strong_20_Emphasis"><text:span text:style-name="T20">Adresse IP :</text:span></text:span></text:p>
      <text:p text:style-name="P1"><text:span text:style-name="Strong_20_Emphasis"><text:span text:style-name="T20"/></text:span></text:p>
      <text:p text:style-name="P1"><text:span text:style-name="Strong_20_Emphasis"><text:span text:style-name="T23">Une </text:span></text:span><text:span text:style-name="Strong_20_Emphasis"><text:span text:style-name="T23">adresse IP (avec IP pour </text:span></text:span><text:a xlink:type="simple" xlink:href="http://fr.wikipedia.org/wiki/Internet_Protocol"><text:span text:style-name="Strong_20_Emphasis"><text:span text:style-name="T25">Internet Protocol</text:span></text:span></text:a><text:span text:style-name="Strong_20_Emphasis"><text:span text:style-name="T23">) est un numéro d'identification qui est attribué de façon permanente ou provisoire à chaque appareil connecté à un réseau informatique utilisant l'</text:span></text:span><text:a xlink:type="simple" xlink:href="http://fr.wikipedia.org/wiki/Internet_Protocol"><text:span text:style-name="Strong_20_Emphasis"><text:span text:style-name="T26">Internet Protocol</text:span></text:span></text:a><text:span text:style-name="Strong_20_Emphasis"><text:span text:style-name="T23">. L'adresse IP est à la base du système d'acheminement (le routage) des messages sur Internet. </text:span></text:span></text:p>
      <text:p text:style-name="P1"><text:span text:style-name="Strong_20_Emphasis"><text:span text:style-name="T20"/></text:span></text:p>
      <text:p text:style-name="P1"><text:span text:style-name="Strong_20_Emphasis"><text:span text:style-name="T20">Formulaire d'inscriptions :</text:span></text:span></text:p>
      <text:p text:style-name="P1"><text:span text:style-name="Strong_20_Emphasis"><text:span text:style-name="T20"/></text:span></text:p>
      <text:p text:style-name="P1"><text:span text:style-name="Strong_20_Emphasis"><text:span text:style-name="T23">Il s'agit de formulaires à remplir et qui contiennent des informations personnelles de l'internaute qui sont nécessaires pour s'inscrire sur un site.</text:span></text:span></text:p>
      <text:p text:style-name="P1"><text:span text:style-name="Strong_20_Emphasis"><text:span text:style-name="T23"/></text:span></text:p>
      <text:p text:style-name="P1"><text:span text:style-name="Strong_20_Emphasis"><text:span text:style-name="T20">Logiciels :</text:span></text:span></text:p>
      <text:p text:style-name="P1"><text:span text:style-name="Strong_20_Emphasis"><text:span text:style-name="T20"/></text:span></text:p>
      <text:p text:style-name="P1"><text:span text:style-name="Strong_20_Emphasis"><text:span text:style-name="T23">En informatique, un </text:span></text:span><text:span text:style-name="Strong_20_Emphasis"><text:span text:style-name="T23">logiciel est un ensemble de séquences d’instructions interprétables par une machine et d’un jeu de données nécessaires à ces opérations. </text:span></text:span></text:p>
      <text:p text:style-name="P1"><text:span text:style-name="Strong_20_Emphasis"><text:span text:style-name="T23">Ces logiciels permettent d'effacer les cookies afin d'empêcher de transmettre ces cookies à des tie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3:59:13.36</meta:creation-date>
    <dc:date>2015-04-09T09:45:13.22</dc:date>
    <meta:editing-duration>PT8H11M</meta:editing-duration>
    <meta:editing-cycles>35</meta:editing-cycles>
    <meta:generator>OpenOffice/4.0.0$Win32 OpenOffice.org_project/400m3$Build-9702</meta:generator>
    <meta:document-statistic meta:table-count="0" meta:image-count="0" meta:object-count="0" meta:page-count="3" meta:paragraph-count="48" meta:word-count="901" meta:character-count="5979"/>
  </office:meta>
</office:document-meta>
</file>